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style:use-window-font-color="true"/>
    </style:style>
    <style:style style:name="T1"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53510918321205423" text:style-name="L1">
        <text:list-item>
          <text:p text:style-name="P1">intro</text:p>
          <text:list>
            <text:list-item>
              <text:p text:style-name="P1">langage étudié ici : C</text:p>
            </text:list-item>
            <text:list-item>
              <text:p text:style-name="P1">année de création : 1972 (précision regardée sur wiki)</text:p>
            </text:list-item>
            <text:list-item>
              <text:p text:style-name="P1">2 principaux domaines dans lesquels on utilise ce langage</text:p>
              <text:list>
                <text:list-item>
                  <text:p text:style-name="P1">systèmes d'exploitation</text:p>
                </text:list-item>
                <text:list-item>
                  <text:p text:style-name="P1">robotique</text:p>
                </text:list-item>
              </text:list>
            </text:list-item>
            <text:list-item>
              <text:p text:style-name="P1">caractéristiques</text:p>
              <text:list>
                <text:list-item>
                  <text:p text:style-name="P1">très complexe et bas niveau</text:p>
                </text:list-item>
                <text:list-item>
                  <text:p text:style-name="P1">permet une meilleure approche des autres langages car comprend concrètement ce qui se passe</text:p>
                </text:list-item>
              </text:list>
            </text:list-item>
            <text:list-item>
              <text:p text:style-name="P1">oganisation grossière (4 grandes parties)</text:p>
              <text:list>
                <text:list-item>
                  <text:p text:style-name="P1">bases</text:p>
                </text:list-item>
                <text:list-item>
                  <text:p text:style-name="P1">techniques avancées</text:p>
                </text:list-item>
                <text:list-item>
                  <text:p text:style-name="P1">jeu 2D avec SDL</text:p>
                </text:list-item>
                <text:list-item>
                  <text:p text:style-name="P1">structures de données</text:p>
                </text:list-item>
              </text:list>
            </text:list-item>
          </text:list>
        </text:list-item>
        <text:list-item>
          <text:p text:style-name="P1">bases</text:p>
          <text:list>
            <text:list-item>
              <text:p text:style-name="P1">au suj<text:span text:style-name="T1">et de la programmation</text:span></text:p>
              <text:list>
                <text:list-item>
                  <text:p text:style-name="P2">programmer, dans quel langage ?</text:p>
                  <text:list>
                    <text:list-item>
                      <text:p text:style-name="P2">toute information dans un ordi transite sous forme de bits</text:p>
                    </text:list-item>
                    <text:list-item>
                      <text:p text:style-name="P2">un peu de vocabulaire</text:p>
                      <text:list>
                        <text:list-item>
                          <text:p text:style-name="P2">langage haut niveau</text:p>
                        </text:list-item>
                        <text:list-item>
                          <text:p text:style-name="P2">bas niveau</text:p>
                        </text:list-item>
                        <text:list-item>
                          <text:p text:style-name="P2">nom du texte qu'on écrit en programmant : code source</text:p>
                        </text:list-item>
                        <text:list-item>
                          <text:p text:style-name="P2">nom du programme de "traduction" et de l'action de "traduire"</text:p>
                          <text:list>
                            <text:list-item>
                              <text:p text:style-name="P2">compilateur</text:p>
                            </text:list-item>
                            <text:list-item>
                              <text:p text:style-name="P2">compiler</text:p>
                            </text:list-item>
                          </text:list>
                        </text:list-item>
                        <text:list-item>
                          <text:p text:style-name="P2">nom du programme binaire créé par le "traducteur" : exécutable</text:p>
                        </text:list-item>
                      </text:list>
                    </text:list-item>
                    <text:list-item>
                      <text:p text:style-name="P2">C = bas niveau</text:p>
                    </text:list-item>
                    <text:list-item>
                      <text:p text:style-name="P2">histoire grossière de la programmation</text:p>
                      <text:list>
                        <text:list-item>
                          <text:p text:style-name="P2">premier langage a l'époque où les ordis faisaient la taille d'une pièce : Algol</text:p>
                        </text:list-item>
                        <text:list-item>
                          <text:p text:style-name="P2">deuxième et les 3 noms qu'il a pris tour a tour</text:p>
                          <text:list>
                            <text:list-item>
                              <text:p text:style-name="P2">CPL</text:p>
                            </text:list-item>
                            <text:list-item>
                              <text:p text:style-name="P2">BCPL</text:p>
                            </text:list-item>
                            <text:list-item>
                              <text:p text:style-name="P2">B</text:p>
                            </text:list-item>
                          </text:list>
                        </text:list-item>
                        <text:list-item>
                          <text:p text:style-name="P2">troisième langage : C</text:p>
                        </text:list-item>
                        <text:list-item>
                          <text:p text:style-name="P2">un langage est une évolution de celui ci : C++</text:p>
                        </text:list-item>
                      </text:list>
                    </text:list-item>
                    <text:list-item>
                      <text:p text:style-name="P2">C/C++ : un meilleur que l'autre ? Dépend, juste deux approches différentes.</text:p>
                    </text:list-item>
                  </text:list>
                </text:list-item>
              </text:list>
            </text:list-item>
            <text:list-item>
              <text:p text:style-name="P1">ayez les bons outils</text:p>
              <text:list>
                <text:list-item>
                  <text:p text:style-name="P1">chapitre sauté (travaille en lignes de commandes)</text:p>
                </text:list-item>
                <text:list-item>
                  <text:p text:style-name="P1">replacé par</text:p>
                  <text:list>
                    <text:list-item>
                      <text:p text:style-name="P2">logiciel avec lequel écrire en C</text:p>
                      <text:list>
                        <text:list-item>
                          <text:p text:style-name="P2">smultron / autre traitement de texte / éditeur de texte</text:p>
                        </text:list-item>
                      </text:list>
                    </text:list-item>
                    <text:list-item>
                      <text:p text:style-name="P2">indiquer langage</text:p>
                      <text:list>
                        <text:list-item>
                          <text:p text:style-name="P2">dans texte blablabla, ou juste sauver en .c</text:p>
                        </text:list-item>
                      </text:list>
                    </text:list-item>
                    <text:list-item>
                      <text:p text:style-name="P2">compiler en lignes de commandes</text:p>
                      <text:list>
                        <text:list-item>
                          <text:p text:style-name="P2">gcc fichier.c -o programme</text:p>
                        </text:list-item>
                      </text:list>
                    </text:list-item>
                    <text:list-item>
                      <text:p text:style-name="P2">exécuter en lignes de commandes</text:p>
                      <text:list>
                        <text:list-item>
                          <text:p text:style-name="P2">./programme</text:p>
                        </text:list-item>
                      </text:list>
                    </text:list-item>
                  </text:list>
                </text:list-item>
              </text:list>
            </text:list-item>
            <text:list-item>
              <text:p text:style-name="P1">votre premier programme</text:p>
              <text:list>
                <text:list-item>
                  <text:p text:style-name="P1"><text:soft-page-break/>type de programme</text:p>
                  <text:list>
                    <text:list-item>
                      <text:p text:style-name="P1">2 types de programmes possibles. Lesquels ?</text:p>
                      <text:list>
                        <text:list-item>
                          <text:p text:style-name="P1">en console</text:p>
                        </text:list-item>
                        <text:list-item>
                          <text:p text:style-name="P1">en fenêtres</text:p>
                        </text:list-item>
                      </text:list>
                    </text:list-item>
                    <text:list-item>
                      <text:p text:style-name="P2">programmes en fenêtres : vu plus tard car trop complexes</text:p>
                    </text:list-item>
                  </text:list>
                </text:list-item>
                <text:list-item>
                  <text:p text:style-name="P2">un minimum de code</text:p>
                  <text:list>
                    <text:list-item>
                      <text:p text:style-name="P2">demandez le code minimal</text:p>
                      <text:list>
                        <text:list-item>
                          <text:p text:style-name="P1">donner le code minimal</text:p>
                          <text:list>
                            <text:list-item>
                              <text:p text:style-name="P1">2 inclusions</text:p>
                              <text:list>
                                <text:list-item>
                                  <text:p text:style-name="P1">#include &lt;stdio.h&gt;</text:p>
                                </text:list-item>
                                <text:list-item>
                                  <text:p text:style-name="P1">#include &lt;stdlib.h&gt;</text:p>
                                </text:list-item>
                              </text:list>
                            </text:list-item>
                            <text:list-item>
                              <text:p text:style-name="P1">l'en-tête de la fonction principale</text:p>
                              <text:list>
                                <text:list-item>
                                  <text:p text:style-name="P1">int main()</text:p>
                                </text:list-item>
                              </text:list>
                            </text:list-item>
                            <text:list-item>
                              <text:p text:style-name="P1">l'instruction terminant le programme</text:p>
                              <text:list>
                                <text:list-item>
                                  <text:p text:style-name="P1">return 0;</text:p>
                                </text:list-item>
                                <text:list-item>
                                  <text:p text:style-name="P1">(ne pas oublier !!!)</text:p>
                                </text:list-item>
                              </text:list>
                            </text:list-item>
                            <text:list-item>
                              <text:p text:style-name="P1">un dernier truc à la fin que j'aime pas</text:p>
                              <text:list>
                                <text:list-item>
                                  <text:p text:style-name="P1">une ligne vide pour finir, le compilateur aime pas sinon (je sais pas pourquoi)</text:p>
                                </text:list-item>
                              </text:list>
                            </text:list-item>
                          </text:list>
                        </text:list-item>
                        <text:list-item>
                          <text:p text:style-name="P2">façon longue d'écrire l'en-tête (j'en aurais besoin en systèmes)</text:p>
                          <text:list>
                            <text:list-item>
                              <text:p text:style-name="P2">int main(int argc, char *argv[])</text:p>
                            </text:list-item>
                          </text:list>
                        </text:list-item>
                        <text:list-item>
                          <text:p text:style-name="P2">printf affiche un message à l'écran</text:p>
                        </text:list-item>
                        <text:list-item>
                          <text:p text:style-name="P2">\n saute une ligne</text:p>
                        </text:list-item>
                      </text:list>
                    </text:list-item>
                    <text:list-item>
                      <text:p text:style-name="P2">analysons le code minimal</text:p>
                      <text:list>
                        <text:list-item>
                          <text:p text:style-name="P2">lignes commençant par # en général = directives de préprocesseur</text:p>
                        </text:list-item>
                        <text:list-item>
                          <text:p text:style-name="P2">include inclus des fichiers</text:p>
                        </text:list-item>
                        <text:list-item>
                          <text:p text:style-name="P2">stdio.h stdlib.h et tout ce qui est inclus entre chevrons sont des bibliothèques</text:p>
                        </text:list-item>
                        <text:list-item>
                          <text:p text:style-name="P2">ce qui a une en-tête et des accolades s'appelle une fonction</text:p>
                        </text:list-item>
                        <text:list-item>
                          <text:p text:style-name="P2">ça sert à factoriser des instructions</text:p>
                        </text:list-item>
                        <text:list-item>
                          <text:p text:style-name="P2">syntaxe globale fonction</text:p>
                          <text:list>
                            <text:list-item>
                              <text:p text:style-name="P2">typeRetour nom(type arg, type2 arg2 […])</text:p>
                            </text:list-item>
                            <text:list-item>
                              <text:p text:style-name="P2">{</text:p>
                              <text:list>
                                <text:list-item>
                                  <text:p text:style-name="P2">instruction;</text:p>
                                </text:list-item>
                                <text:list-item>
                                  <text:p text:style-name="P2">instruction;</text:p>
                                </text:list-item>
                                <text:list-item>
                                  <text:p text:style-name="P2">...</text:p>
                                </text:list-item>
                              </text:list>
                            </text:list-item>
                            <text:list-item>
                              <text:p text:style-name="P2">}</text:p>
                            </text:list-item>
                          </text:list>
                        </text:list-item>
                        <text:list-item>
                          <text:p text:style-name="P2">nom fonction principale : main</text:p>
                        </text:list-item>
                        <text:list-item>
                          <text:p text:style-name="P2">return 0 sert à indiquer que tout s'est bien passé. Sortie d'erreurs ?</text:p>
                        </text:list-item>
                      </text:list>
                    </text:list-item>
                  </text:list>
                </text:list-item>
                <text:list-item>
                  <text:p text:style-name="P1">écrire un message à l'écran</text:p>
                  <text:list>
                    <text:list-item>
                      <text:p text:style-name="P1">Une bibliothèque est un fichier compilé contenant des tonnes de fonctions</text:p>
                    </text:list-item>
                    <text:list-item>
                      <text:p text:style-name="P1">afficher un message de façon triviale : printf("message");</text:p>
                    </text:list-item>
                    <text:list-item>
                      <text:p text:style-name="P1">les caractères spéciaux</text:p>
                      <text:list>
                        <text:list-item>
                          <text:p text:style-name="P1">syntaxe générale : \x (anti-slash puis un caractère)</text:p>
                        </text:list-item>
                        <text:list-item>
                          <text:p text:style-name="P1">2 très courants</text:p>
                          <text:list>
                            <text:list-item>
                              <text:p text:style-name="P1">\n pour saut de ligne</text:p>
                            </text:list-item>
                            <text:list-item>
                              <text:p text:style-name="P1">\t pour tabulation</text:p>
                            </text:list-item>
                            <text:list-item>
                              <text:p text:style-name="P1">perso : \ échappe un caractère (utile pour afficher " ou \ par exemple)</text:p>
                            </text:list-item>
                          </text:list>
                        </text:list-item>
                      </text:list>
                    </text:list-item>
                    <text:list-item>
                      <text:p text:style-name="P1">les accents</text:p>
                      <text:list>
                        <text:list-item>
                          <text:p text:style-name="P1">les accents ne s'affichent parfois pas dans la console</text:p>
                        </text:list-item>
                        <text:list-item>
                          <text:p text:style-name="P1"><text:soft-page-break/>sauf sous les OS dérivés d'unix ! Mais sous windows s'affichent pas.</text:p>
                        </text:list-item>
                      </text:list>
                    </text:list-item>
                  </text:list>
                </text:list-item>
                <text:list-item>
                  <text:p text:style-name="P1">les commentaires</text:p>
                  <text:list>
                    <text:list-item>
                      <text:p text:style-name="P1">2 types</text:p>
                      <text:list>
                        <text:list-item>
                          <text:p text:style-name="P1">// unilignes</text:p>
                        </text:list-item>
                        <text:list-item>
                          <text:p text:style-name="P1">/*multilignes*/</text:p>
                        </text:list-item>
                      </text:list>
                    </text:list-item>
                    <text:list-item>
                      <text:p text:style-name="P1">2 utilités</text:p>
                      <text:list>
                        <text:list-item>
                          <text:p text:style-name="P1">permettent de s'y retrouver des jours / mois / années après</text:p>
                        </text:list-item>
                        <text:list-item>
                          <text:p text:style-name="P1">permettant a ceux a qui on refile le code source de le comprendre</text:p>
                        </text:list-item>
                      </text:list>
                    </text:list-item>
                  </text:list>
                </text:list-item>
              </text:list>
            </text:list-item>
            <text:list-item>
              <text:p text:style-name="P1">un monde de variables</text:p>
              <text:list>
                <text:list-item>
                  <text:p text:style-name="P1">une affaire de mémoire</text:p>
                  <text:list>
                    <text:list-item>
                      <text:p text:style-name="P1">intro</text:p>
                      <text:list>
                        <text:list-item>
                          <text:p text:style-name="P1">plusieurs typs de mémoires dans un ordi</text:p>
                        </text:list-item>
                        <text:list-item>
                          <text:p text:style-name="P1">car besoin de mémoire rapide et grosse et mémoire rapide coute chère donc on en prend que de petites quantités</text:p>
                        </text:list-item>
                      </text:list>
                    </text:list-item>
                    <text:list-item>
                      <text:p text:style-name="P1">les différents types de mémoire de la plus rapide à la moins rapide</text:p>
                      <text:list>
                        <text:list-item>
                          <text:p text:style-name="P1">registres : pas vraiment une mémoire. Dans le processeur, retiens des nombres pour des calculs</text:p>
                        </text:list-item>
                        <text:list-item>
                          <text:p text:style-name="P1">cache : fait le lien entre les registres et la RAM. C'est de ça qu'on parle quand on dit "\n vide le cache". Evite les collisions entre périphériques je crois + évite aux périphériques d'attendre. Le périphérique vide ses ordres dans le cache puis passe à la suite, le cache attend que le processeur soit libre puis vide ses ordres dedans</text:p>
                        </text:list-item>
                        <text:list-item>
                          <text:p text:style-name="P1">RAM / mémoire vive : mémoire dans laquelle sont stockés tous les processus</text:p>
                        </text:list-item>
                        <text:list-item>
                          <text:p text:style-name="P1">DD : disque dure = mémoire dans laquelle les fichiers sont stockés à long terme</text:p>
                        </text:list-item>
                      </text:list>
                    </text:list-item>
                    <text:list-item>
                      <text:p text:style-name="P1">Les programmes que j'écris pour l'instant intéragissent avec la mémoire vive (et donc indirectement avec la mémoire cache et les registres... Et le code source est stocké dans le DD. Mais la seule mémoire que je puisse directement influencer est la mémoire vive)</text:p>
                    </text:list-item>
                    <text:list-item>
                      <text:p text:style-name="P1">Un langage permet d'intéragire directement avec les registres... Enfin avec le processeur plutôt : le langage assembleur.</text:p>
                    </text:list-item>
                    <text:list-item>
                      <text:p text:style-name="P1">toutes les mémoires se vident à l'extinction de l'ordinateur, sauf le DD</text:p>
                    </text:list-item>
                    <text:list-item>
                      <text:p text:style-name="P1">RAM sous forme de barrettes</text:p>
                    </text:list-item>
                    <text:list-item>
                      <text:p text:style-name="P1">la RAM stock des valeurs a des adresses. Les adresses sont consécutives, et il y a un octet par adresse. Plusieurs octets peuvent indiquer la valeur d'une variable par exemple, mais pas que : aussi des instructions etc, le tout sous forme binaire</text:p>
                    </text:list-item>
                    <text:list-item>
                      <text:p text:style-name="P1">une variable est un emplacement mémoire pouvant contenir un nombre variable et pouvant être manipulé par le programme. Cet emplacement est indiqué par une adresse, aussi par un nom, mais seulement dans le code source, il est remplacé par l'adresse a la compilation</text:p>
                    </text:list-item>
                  </text:list>
                </text:list-item>
                <text:list-item>
                  <text:p text:style-name="P1">définir etc une variable</text:p>
                  <text:list>
                    <text:list-item>
                      <text:p text:style-name="P1">donner un nom à ses variables</text:p>
                      <text:list>
                        <text:list-item>
                          <text:p text:style-name="P1">syntaxe nommage variables</text:p>
                          <text:list>
                            <text:list-item>
                              <text:p text:style-name="P1">que des minuscules / majuscules / accents / chiffres / underscore</text:p>
                            </text:list-item>
                            <text:list-item>
                              <text:p text:style-name="P1">(donc interdiction aux caractères spéciaux sauf underscore et espaces)</text:p>
                            </text:list-item>
                            <text:list-item>
                              <text:p text:style-name="P1">commencer obligatoirement par une lettre</text:p>
                            </text:list-item>
                          </text:list>
                        </text:list-item>
                        <text:list-item>
                          <text:p text:style-name="P1">normes de nommage (pas obligé mais façon usuelle)</text:p>
                          <text:list>
                            <text:list-item>
                              <text:p text:style-name="P1">première lettre premier mot en minuscule</text:p>
                            </text:list-item>
                            <text:list-item>
                              <text:p text:style-name="P1">pas d'accents</text:p>
                            </text:list-item>
                            <text:list-item>
                              <text:p text:style-name="P1">pas d'underscore</text:p>
                            </text:list-item>
                            <text:list-item>
                              <text:p text:style-name="P1"><text:soft-page-break/>première lettre de tous les autres mots en majuscule</text:p>
                            </text:list-item>
                            <text:list-item>
                              <text:p text:style-name="P1">restant en minuscules</text:p>
                            </text:list-item>
                            <text:list-item>
                              <text:p text:style-name="P1">noms très explicites, quitte à être un peu longs (mais pas trop)</text:p>
                            </text:list-item>
                          </text:list>
                        </text:list-item>
                      </text:list>
                    </text:list-item>
                    <text:list-item>
                      <text:p text:style-name="P1">les types de variables</text:p>
                      <text:list>
                        <text:list-item>
                          <text:p text:style-name="P1">les types de variables + bornes minimales approximatives</text:p>
                          <text:list>
                            <text:list-item>
                              <text:p text:style-name="P1">char (1 octet) : -128 → 127</text:p>
                            </text:list-item>
                            <text:list-item>
                              <text:p text:style-name="P1">short=int (2 octets) : -32 768 → 32 767</text:p>
                            </text:list-item>
                            <text:list-item>
                              <text:p text:style-name="P1">long (4 octets) : -2 147 483 648 → 2 147 483 647</text:p>
                            </text:list-item>
                            <text:list-item>
                              <text:p text:style-name="P1">long long (8 octets) : -9 trillions → 9 trillions</text:p>
                            </text:list-item>
                            <text:list-item>
                              <text:p text:style-name="P1">float : ?</text:p>
                            </text:list-item>
                            <text:list-item>
                              <text:p text:style-name="P1">double : ?</text:p>
                            </text:list-item>
                          </text:list>
                        </text:list-item>
                        <text:list-item>
                          <text:p text:style-name="P1">notes sur bornes : bornes minimales, sur aucune machines il y aura moins, mais sur beaucoup int sera stocké sur 4 octets par ex</text:p>
                        </text:list-item>
                        <text:list-item>
                          <text:p text:style-name="P1">unsigned pour rendre un type deux fois plus grand mais uniquement positif</text:p>
                          <text:list>
                            <text:list-item>
                              <text:p text:style-name="P1">bizarre : marche pas chez moi !!!</text:p>
                            </text:list-item>
                          </text:list>
                        </text:list-item>
                        <text:list-item>
                          <text:p text:style-name="P1">char peut parfois être par défaut signed, parfois par défaut unsigned (sur certaines machines, "char" = "unsigned char" et on est obligé de mettre "signed char" si on veut les positifs) du coup préciser toujours (un)signed !</text:p>
                        </text:list-item>
                      </text:list>
                    </text:list-item>
                    <text:list-item>
                      <text:p text:style-name="P1">définir (pas déclarer il s'est trompé) une variable</text:p>
                      <text:list>
                        <text:list-item>
                          <text:p text:style-name="P1">perso</text:p>
                          <text:list>
                            <text:list-item>
                              <text:p text:style-name="P1">déclaration</text:p>
                              <text:list>
                                <text:list-item>
                                  <text:p text:style-name="P1">dire qu'une variable existe sans réserver de l'espace ni rien faire</text:p>
                                </text:list-item>
                                <text:list-item>
                                  <text:p text:style-name="P1">Ex : extern int n;</text:p>
                                </text:list-item>
                                <text:list-item>
                                  <text:p text:style-name="P1">juste pour que le compilateur sache qu'elle existe</text:p>
                                </text:list-item>
                                <text:list-item>
                                  <text:p text:style-name="P1">genre variable x définie dans fichier A, utilisée dans B, déclarée avant sinon en compilant B le compilateur va dire "x est utilisée mais pas définie"</text:p>
                                </text:list-item>
                              </text:list>
                            </text:list-item>
                            <text:list-item>
                              <text:p text:style-name="P1">définition</text:p>
                              <text:list>
                                <text:list-item>
                                  <text:p text:style-name="P1">réserver de l'espace en mémoire pour la variable, indiquer sa nature, faire des choses concrètement en mémoire</text:p>
                                </text:list-item>
                                <text:list-item>
                                  <text:p text:style-name="P1">ex : int i;</text:p>
                                </text:list-item>
                              </text:list>
                            </text:list-item>
                            <text:list-item>
                              <text:p text:style-name="P1">initialiser</text:p>
                              <text:list>
                                <text:list-item>
                                  <text:p text:style-name="P1">donner une valeur a une variable pour la première fois</text:p>
                                </text:list-item>
                                <text:list-item>
                                  <text:p text:style-name="P1">peut se faire à la définition (int i = 0;)</text:p>
                                </text:list-item>
                                <text:list-item>
                                  <text:p text:style-name="P1">peut se faire après (int i; i=0;)</text:p>
                                </text:list-item>
                              </text:list>
                            </text:list-item>
                            <text:list-item>
                              <text:p text:style-name="P1">affecter</text:p>
                              <text:list>
                                <text:list-item>
                                  <text:p text:style-name="P1">donner une valeur a une variable (pour la xème fois)</text:p>
                                </text:list-item>
                                <text:list-item>
                                  <text:p text:style-name="P1">ex : int i = 0; i = 5; i = j;</text:p>
                                </text:list-item>
                              </text:list>
                            </text:list-item>
                          </text:list>
                        </text:list-item>
                        <text:list-item>
                          <text:p text:style-name="P1">syntaxe définition : type nomVar;</text:p>
                        </text:list-item>
                        <text:list-item>
                          <text:p text:style-name="P1">définir plusieurs variables de même type en une ligne</text:p>
                          <text:list>
                            <text:list-item>
                              <text:p text:style-name="P1">type var1, var2, … varn;</text:p>
                            </text:list-item>
                            <text:list-item>
                              <text:p text:style-name="P1">ex : int i, j, k;</text:p>
                            </text:list-item>
                          </text:list>
                        </text:list-item>
                        <text:list-item>
                          <text:p text:style-name="P1">d'après le sdz, une valeur définie mais non initialisée n'est pas remise à 0 : on lui affecte une adresse et si cette adresse contient déjà un nombre ce sera la nouvelle valeur de la variable. Le sdz dit ça mais toutes mes variables définies sans être initialisées sont à 0</text:p>
                        </text:list-item>
                        <text:list-item>
                          <text:p text:style-name="P1">constantes</text:p>
                          <text:list>
                            <text:list-item>
                              <text:p text:style-name="P1">syntaxe définition et initialisation</text:p>
                              <text:list>
                                <text:list-item>
                                  <text:p text:style-name="P1">const type nom;</text:p>
                                </text:list-item>
                                <text:list-item>
                                  <text:p text:style-name="P1"><text:soft-page-break/>ex : const int NOMBRE_DE_VIES;</text:p>
                                </text:list-item>
                              </text:list>
                            </text:list-item>
                            <text:list-item>
                              <text:p text:style-name="P1">conventions de nommage : que des majuscules et mots séparés par underscore</text:p>
                            </text:list-item>
                          </text:list>
                        </text:list-item>
                      </text:list>
                    </text:list-item>
                  </text:list>
                </text:list-item>
                <text:list-item>
                  <text:p text:style-name="P1">afficher le contenu d'une variable</text:p>
                  <text:list>
                    <text:list-item>
                      <text:p text:style-name="P1">syntaxe</text:p>
                      <text:list>
                        <text:list-item>
                          <text:p text:style-name="P1">printf("%[x]", [nomVar]);</text:p>
                        </text:list-item>
                        <text:list-item>
                          <text:p text:style-name="P1">ex : printf("%d", a);</text:p>
                        </text:list-item>
                      </text:list>
                    </text:list-item>
                    <text:list-item>
                      <text:p text:style-name="P1">symboles selon les types</text:p>
                      <text:list>
                        <text:list-item>
                          <text:p text:style-name="P1">%d : int</text:p>
                        </text:list-item>
                        <text:list-item>
                          <text:p text:style-name="P1">%ld : long</text:p>
                        </text:list-item>
                        <text:list-item>
                          <text:p text:style-name="P1">%c : char</text:p>
                        </text:list-item>
                        <text:list-item>
                          <text:p text:style-name="P1">%f / %lf : float / double</text:p>
                        </text:list-item>
                        <text:list-item>
                          <text:p text:style-name="P1">%s : char*</text:p>
                        </text:list-item>
                        <text:list-item>
                          <text:p text:style-name="P1">%p : void* (pointeur... Pourquoi void je sais pas)</text:p>
                        </text:list-item>
                        <text:list-item>
                          <text:p text:style-name="P1">%x : hexadécimal</text:p>
                        </text:list-item>
                      </text:list>
                    </text:list-item>
                  </text:list>
                </text:list-item>
                <text:list-item>
                  <text:p text:style-name="P1">récupérer une saisie</text:p>
                  <text:list>
                    <text:list-item>
                      <text:p text:style-name="P1">syntaxe demandes valeurs</text:p>
                      <text:list>
                        <text:list-item>
                          <text:p text:style-name="P1">scanf("%[x]%[y]...", &amp;var1, &amp;var2 …);</text:p>
                        </text:list-item>
                        <text:list-item>
                          <text:p text:style-name="P1">ex : scanf("%d%f", &amp;vies, &amp;poids);</text:p>
                        </text:list-item>
                      </text:list>
                    </text:list-item>
                    <text:list-item>
                      <text:p text:style-name="P1">divergence avec printf : %lf pour les double</text:p>
                    </text:list-item>
                    <text:list-item>
                      <text:p text:style-name="P1">si l'utilisateur rentre des données de type différent</text:p>
                      <text:list>
                        <text:list-item>
                          <text:p text:style-name="P1">troncage si réel au lieu d'entier</text:p>
                        </text:list-item>
                        <text:list-item>
                          <text:p text:style-name="P1">variable non changée si chaine de caractère au lieu d'entier</text:p>
                        </text:list-item>
                      </text:list>
                    </text:list-item>
                  </text:list>
                </text:list-item>
              </text:list>
            </text:list-item>
            <text:list-item>
              <text:p text:style-name="P1">une bête de calcul</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9T19:35:36</meta:creation-date>
    <dc:date>2014-10-30T01:45:03</dc:date>
    <dc:creator>yjfjyf jjku</dc:creator>
    <meta:editing-duration>PT5H5M37S</meta:editing-duration>
    <meta:editing-cycles>129</meta:editing-cycles>
    <meta:generator>OpenOffice/4.0.0$Unix OpenOffice.org_project/400m3$Build-9702</meta:generator>
    <meta:document-statistic meta:table-count="0" meta:image-count="0" meta:object-count="0" meta:page-count="5" meta:paragraph-count="193" meta:word-count="1604" meta:character-count="8334"/>
  </office:meta>
</office:document-meta>
</file>